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<office:forms form:apply-design-mode="false" form:automatic-focus="false"/>
<text:sequence-decls>
<text:sequence-decl text:name="Illustration" text:display-outline-level="0"/>
<text:sequence-decl text:name="Table" text:display-outline-level="0"/>
<text:sequence-decl text:name="Text" text:display-outline-level="0"/>
<text:sequence-decl text:name="Drawing" text:display-outline-level="0"/>
</text:sequence-decls>
<text:p text:style-name="Title">
      EBUS WIKI
    </text:p>
<text:p text:style-name="Title">
      Version 0.2
    </text:p>
<text:h text:style-name="Heading_20_1" text:outline-level="1">Einleitung</text:h>
<text:h text:style-name="Heading_20_2" text:outline-level="2">Kurze Beschreibung (Bisherige Text)</text:h>
<text:h text:style-name="Heading_20_2" text:outline-level="2">Inhaltsverzeichnis</text:h>
<text:h text:style-name="Heading_20_1" text:outline-level="1">1 Interface</text:h>
<text:h text:style-name="Heading_20_2" text:outline-level="2">1.1 Schaltung</text:h>
<text:h text:style-name="Heading_20_2" text:outline-level="2">1.1 Eigenbau (Lochrasterplatine)</text:h>
<text:h text:style-name="Heading_20_2" text:outline-level="2">1.2 Platine</text:h>
<text:h text:style-name="Heading_20_3" text:outline-level="3">Inhalt:http://forum.fhem.de/index.php/topic,46098.msg378796.html#msg378796</text:h>
<text:h text:style-name="Heading_20_4" text:outline-level="4">EBUSD Adapter zentis666</text:h>
<text:h text:style-name="Heading_20_3" text:outline-level="3">Zusammenbau</text:h>
<text:h text:style-name="Heading_20_4" text:outline-level="4">Tipps</text:h>
<text:h text:style-name="Heading_20_5" text:outline-level="5">Wiederstände messen</text:h>
<text:h text:style-name="Heading_20_3" text:outline-level="3">Platine bestücken</text:h>
<text:h text:style-name="Heading_20_3" text:outline-level="3">Platine Messpunkte</text:h>
<text:h text:style-name="Heading_20_3" text:outline-level="3">Poti abgleichen</text:h>
<text:h text:style-name="Heading_20_4" text:outline-level="4">Per eBusd (einfach)</text:h>
<text:list text:style-name="L1">
<text:list-item>
<text:p text:style-name="Standard">http://forum.fhem.de/index.php/topic,46098.msg379253.html#msg379253</text:p>
</text:list-item>
</text:list>
<text:h text:style-name="Heading_20_4" text:outline-level="4">Per Messung</text:h>
<text:h text:style-name="Heading_20_5" text:outline-level="5">Nach Reinharts Beschreibung</text:h>
<text:h text:style-name="Heading_20_6" text:outline-level="6">Multimeter</text:h>
<text:h text:style-name="Heading_20_3" text:outline-level="3">Bekannte Fehler:</text:h>
<text:list text:style-name="L1">
<text:list-item>
<text:p text:style-name="Standard">Inhalt:http://forum.fhem.de/index.php/topic,46098.msg378796.html#msg378796</text:p>
</text:list-item>
</text:list>
<text:h text:style-name="Heading_20_2" text:outline-level="2">1.3 Kommerzielles Interface</text:h>
<text:h text:style-name="Heading_20_1" text:outline-level="1">2 Software</text:h>
<text:h text:style-name="Heading_20_2" text:outline-level="2">Einleitung</text:h>
<text:h text:style-name="Heading_20_3" text:outline-level="3">Als Software kommt auf dem Raspberry Pi der ebusd = EBUS-Dämon zum Einsatz (aktuell im Januar 2016 die Version 2.0). usw.</text:h>
<text:h text:style-name="Heading_20_2" text:outline-level="2">2.1 Ebusd Installation (Packages)</text:h>
<text:h text:style-name="Heading_20_3" text:outline-level="3">2.1.1 Voraussetzungen</text:h>
<text:h text:style-name="Heading_20_3" text:outline-level="3">2.1.2 eBusd</text:h>
<text:h text:style-name="Heading_20_4" text:outline-level="4">https://github.com/john30/ebusd/releases</text:h>
<text:h text:style-name="Heading_20_3" text:outline-level="3">2.1.2 Konfigurationsdateien (CSV-Files)</text:h>
<text:h text:style-name="Heading_20_4" text:outline-level="4">https://github.com/john30/ebusd-configuration/releases</text:h>
<text:h text:style-name="Heading_20_2" text:outline-level="2">2.2 Ebusd Installation (Build Prozess)</text:h>
<text:h text:style-name="Heading_20_3" text:outline-level="3">2.2.1 Voraussetzungen</text:h>
<text:list text:style-name="L1">
<text:list-item>
<text:p text:style-name="Standard">apt-get install git autoconf automake g++ make</text:p>
</text:list-item>
</text:list>
<text:h text:style-name="Heading_20_3" text:outline-level="3">2.2.2 eBusd</text:h>
<text:h text:style-name="Heading_20_3" text:outline-level="3">2.2.3 Konfigurationsdateien (CSV-Files)</text:h>svn export --force https://github.com/john30/ebusd-configuration/trunk/ebusd-2.x.x/de /etc/ebusd<text:list text:style-name="L1">
<text:list-item>
<text:p text:style-name="Standard">http://forum.fhem.de/index.php/topic,46098.msg379544.html#msg379544</text:p>
</text:list-item>
</text:list>
<text:h text:style-name="Heading_20_3" text:outline-level="3">2.2.4 Dienstkonfiguraiton</text:h>
<text:h text:style-name="Heading_20_3" text:outline-level="3">2.2.5 Logdatei (Logrotate)</text:h>
<text:list text:style-name="L1">
<text:list-item>
<text:p text:style-name="Standard">/var/log/ebusd.log { 	rotate 7 	copytruncate 	compress 	missingok 	notifempty 	daily }</text:p>
</text:list-item>
</text:list>
<text:list text:style-name="L1">
<text:list-item>
<text:p text:style-name="Standard">Beschreibung:</text:p>
<text:list text:style-name="L1">
<text:list-item>
<text:p text:style-name="Standard">alle 7 Tage wird überschrieben, die Files werden dann komprimiert (außer dem aktuellen File) und das Ganze wird täglich ausgeführt. </text:p>
</text:list-item>
</text:list>
</text:list-item>
</text:list>
<text:h text:style-name="Heading_20_2" text:outline-level="2">2.3 Einbindung in FHEM mittels ECMD</text:h>
<text:h text:style-name="Heading_20_3" text:outline-level="3">2.3.1 Definition in FHEM</text:h>
<text:h text:style-name="Heading_20_4" text:outline-level="4">http://forum.fhem.de/index.php/topic,46098.msg381563.html#msg381563</text:h>
<text:h text:style-name="Heading_20_3" text:outline-level="3">2.3.2 Definition der ECMD Devices</text:h>
<text:h text:style-name="Heading_20_3" text:outline-level="3">2.3.3 Definition Heizkreis</text:h>
<text:h text:style-name="Heading_20_3" text:outline-level="3">2.2.4 Definition Warmwasserkreis</text:h>
<text:h text:style-name="Heading_20_3" text:outline-level="3">2.2.5 Definition Solarkreis</text:h>
<text:h text:style-name="Heading_20_2" text:outline-level="2">2.4 Einbindung in FHEM mittels GAEBUS</text:h>
<text:h text:style-name="Heading_20_3" text:outline-level="3">http://forum.fhem.de/index.php/topic,46098.msg381580.html#msg381580</text:h>
<text:h text:style-name="Heading_20_3" text:outline-level="3">2.4.1 Definition in FHEM</text:h>
<text:h text:style-name="Heading_20_3" text:outline-level="3">2.4.2 Einrichtung</text:h>
<text:h text:style-name="Heading_20_1" text:outline-level="1">3 Systemüberwachung</text:h>
<text:h text:style-name="Heading_20_2" text:outline-level="2">3.1 Mithilfe von FHEM</text:h>
<text:h text:style-name="Heading_20_3" text:outline-level="3">Bisherige Wiki Beitrag +</text:h>
<text:h text:style-name="Heading_20_3" text:outline-level="3">siehe auch hier: http://forum.fhem.de/index.php/topic,46098.msg381563.html#msg381563</text:h>
<text:h text:style-name="Heading_20_2" text:outline-level="2">3.2 Mithilfe von Watchdog</text:h>
<text:h text:style-name="Heading_20_3" text:outline-level="3">Bisherige Wiki Beitrag +</text:h>
<text:h text:style-name="Heading_20_3" text:outline-level="3">siehe auch hier: http://forum.fhem.de/index.php/topic,46098.msg381563.html#msg381563</text:h>
<text:h text:style-name="Heading_20_1" text:outline-level="1">4 Beispiele</text:h>
<text:h text:style-name="Heading_20_2" text:outline-level="2">4.1 Heizkurve</text:h>
<text:h text:style-name="Heading_20_3" text:outline-level="3">http://forum.fhem.de/index.php/topic,46098.msg381563.html#msg381563</text:h>
<text:h text:style-name="Heading_20_2" text:outline-level="2">4.2 Wochenprogramme</text:h>
<text:h text:style-name="Heading_20_3" text:outline-level="3">http://forum.fhem.de/index.php/topic,46098.msg383269.html#msg383269</text:h>
<text:h text:style-name="Heading_20_2" text:outline-level="2">4.3 Visualisierung und Steuerung mittels FTUI</text:h>
<text:h text:style-name="Heading_20_1" text:outline-level="1">5 Tipps &amp; Tricks [optional]</text:h>
<text:h text:style-name="Heading_20_2" text:outline-level="2">TBD</text:h>
<text:h text:style-name="Heading_20_2" text:outline-level="2">USB Device unter Linux ermitteln </text:h>
<text:h text:style-name="Heading_20_2" text:outline-level="2">EBUSD Checkconfig</text:h>
<text:h text:style-name="Heading_20_3" text:outline-level="3">ebusd --checkconfig --scanconfig</text:h>
<text:h text:style-name="Heading_20_2" text:outline-level="2">Bedeutung von "unknow MS" in eBusd Logdatei</text:h>
<text:h text:style-name="Heading_20_2" text:outline-level="2">Bedeutung von "lost signal"</text:h>
<text:h text:style-name="Heading_20_2" text:outline-level="2">ERR: duplicate entry</text:h>
<text:h text:style-name="Heading_20_3" text:outline-level="3">http://forum.fhem.de/index.php/topic,46098.msg383041.html#msg383041</text:h>
<text:h text:style-name="Heading_20_2" text:outline-level="2">2.1.1 Vorgehensweise bei einem neuen Heizungssystem</text:h>
<text:h text:style-name="Heading_20_2" text:outline-level="2">ERR: end of input reached Erroneous item is here:</text:h>
<text:h text:style-name="Heading_20_3" text:outline-level="3">http://forum.fhem.de/index.php/topic,46098.msg383450.html#msg383450</text:h>
<text:h text:style-name="Heading_20_3" text:outline-level="3">http://forum.fhem.de/index.php/topic,46098.msg383510.html#msg383510</text:h>
<text:h text:style-name="Heading_20_2" text:outline-level="2">[bus error] send to 15: ERR: read timeout, retry</text:h>
<text:h text:style-name="Heading_20_1" text:outline-level="1">6 Weiterführende Links</text:h>
<text:h text:style-name="Heading_20_2" text:outline-level="2">eBus Schaltung in Betrieb nehmen!</text:h>
<text:h text:style-name="Heading_20_2" text:outline-level="2">Läuft: Heizung mit eBus-Schnittstelle</text:h>
<text:h text:style-name="Heading_20_2" text:outline-level="2">Forum GAEBUS Modul</text:h>
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